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number-columns-repeated="1024" table:default-cell-style-name="Default"/>
        <table:table-row table:style-name="ro3">
          <table:table-cell table:style-name="ce1" office:value-type="string">
            <text:p>STATES</text:p>
          </table:table-cell>
          <table:table-cell table:style-name="ce1"/>
          <table:table-cell office:value-type="string">
            <text:p>Tape 1</text:p>
          </table:table-cell>
          <table:table-cell office:value-type="string">
            <text:p>Simulation</text:p>
          </table:table-cell>
          <table:table-cell table:number-columns-repeated="1020"/>
        </table:table-row>
        <table:table-row table:style-name="ro3">
          <table:table-cell office:value-type="string">
            <text:p>Copy3TO4</text:p>
          </table:table-cell>
          <table:table-cell/>
          <table:table-cell table:style-name="ce3" office:value-type="string">
            <text:p>11..011..011..011..01...01...011..011..011..011..011.. </text:p>
          </table:table-cell>
          <table:table-cell table:style-name="ce3"/>
          <table:table-cell table:number-columns-repeated="1020"/>
        </table:table-row>
        <table:table-row table:style-name="ro3">
          <table:table-cell office:value-type="string">
            <text:p>ReturnHead3.a</text:p>
          </table:table-cell>
          <table:table-cell table:number-columns-repeated="1023"/>
        </table:table-row>
        <table:table-row table:style-name="ro3">
          <table:table-cell office:value-type="string">
            <text:p>Copy1TO4.a</text:p>
          </table:table-cell>
          <table:table-cell/>
          <table:table-cell table:style-name="ce3" office:value-type="string">
            <text:p>Tape 2</text:p>
          </table:table-cell>
          <table:table-cell table:style-name="ce3" office:value-type="string">
            <text:p>Encoded TM</text:p>
          </table:table-cell>
          <table:table-cell table:number-columns-repeated="6"/>
          <table:table-cell table:style-name="ce7" table:number-columns-repeated="2"/>
          <table:table-cell table:number-columns-repeated="1012"/>
        </table:table-row>
        <table:table-row table:style-name="ro3">
          <table:table-cell office:value-type="string">
            <text:p>ReturnHead1.a</text:p>
          </table:table-cell>
          <table:table-cell/>
          <table:table-cell table:style-name="ce4" office:value-type="string">
            <text:p>1111B1.......;1...;1.......;1...;101.......;11..;11......;111.;1011......;11..;11......;11..;1011......;1...;111.....;1...;10111.....;1...;111.....;1...;10111.....;11..;1111....;11..;101111....;11..;1111....;11..;101111....;1...;11111...;11..;1101111....;1111;11111...;11..;11011111...;11..;11111...;11..;11011111...;1...;111111..;1...;110111111..;1...;111111..;1...;110111111..;11..;1111111.;11..;110111111..;111.;11111111;111.;111.01111111.;11..;1111111.;11..;1101111111.;111.;1.......;111.;101111111.;1...;1.......;1...;1</text:p>
          </table:table-cell>
          <table:table-cell table:style-name="ce3"/>
          <table:table-cell table:number-columns-repeated="6"/>
          <table:table-cell table:style-name="ce3"/>
          <table:table-cell table:number-columns-repeated="1013"/>
        </table:table-row>
        <table:table-row table:style-name="ro3">
          <table:table-cell office:value-type="string">
            <text:p>ReturnHead4.a</text:p>
          </table:table-cell>
          <table:table-cell table:number-columns-repeated="9"/>
          <table:table-cell table:style-name="ce3"/>
          <table:table-cell table:number-columns-repeated="1013"/>
        </table:table-row>
        <table:table-row table:style-name="ro3">
          <table:table-cell office:value-type="string">
            <text:p>SetTape2</text:p>
          </table:table-cell>
          <table:table-cell/>
          <table:table-cell table:style-name="ce3" office:value-type="string">
            <text:p>Tape 3</text:p>
          </table:table-cell>
          <table:table-cell table:style-name="ce3" office:value-type="string">
            <text:p>Current State</text:p>
          </table:table-cell>
          <table:table-cell table:number-columns-repeated="6"/>
          <table:table-cell table:style-name="ce3"/>
          <table:table-cell table:number-columns-repeated="1013"/>
        </table:table-row>
        <table:table-row table:style-name="ro3">
          <table:table-cell office:value-type="string">
            <text:p>FindTransition.a</text:p>
          </table:table-cell>
          <table:table-cell/>
          <table:table-cell table:style-name="ce3" office:value-type="string">
            <text:p>1.......</text:p>
          </table:table-cell>
          <table:table-cell table:style-name="ce3"/>
          <table:table-cell table:number-columns-repeated="6"/>
          <table:table-cell table:style-name="ce3"/>
          <table:table-cell table:number-columns-repeated="1013"/>
        </table:table-row>
        <table:table-row table:style-name="ro3">
          <table:table-cell office:value-type="string">
            <text:p>FindTransition.b</text:p>
          </table:table-cell>
          <table:table-cell table:number-columns-repeated="2"/>
          <table:table-cell table:style-name="ce3"/>
          <table:table-cell table:number-columns-repeated="6"/>
          <table:table-cell table:style-name="ce3"/>
          <table:table-cell table:number-columns-repeated="1013"/>
        </table:table-row>
        <table:table-row table:style-name="ro3">
          <table:table-cell office:value-type="string">
            <text:p>(ReturnHead4.b)</text:p>
          </table:table-cell>
          <table:table-cell/>
          <table:table-cell table:style-name="ce3" office:value-type="string">
            <text:p>Tape 4</text:p>
          </table:table-cell>
          <table:table-cell table:style-name="ce3" office:value-type="string">
            <text:p>Work Tape</text:p>
          </table:table-cell>
          <table:table-cell table:number-columns-repeated="6"/>
          <table:table-cell table:style-name="ce3"/>
          <table:table-cell table:number-columns-repeated="1013"/>
        </table:table-row>
        <table:table-row table:style-name="ro3">
          <table:table-cell office:value-type="string">
            <text:p>(GoNextTrans)</text:p>
          </table:table-cell>
          <table:table-cell table:number-columns-repeated="9"/>
          <table:table-cell table:style-name="ce3"/>
          <table:table-cell table:number-columns-repeated="1013"/>
        </table:table-row>
        <table:table-row table:style-name="ro3">
          <table:table-cell office:value-type="string">
            <text:p>ReturnHead4.d</text:p>
          </table:table-cell>
          <table:table-cell table:number-columns-repeated="6"/>
          <table:table-cell table:style-name="ce3"/>
          <table:table-cell table:number-columns-repeated="2"/>
          <table:table-cell table:style-name="ce3"/>
          <table:table-cell table:number-columns-repeated="1013"/>
        </table:table-row>
        <table:table-row table:style-name="ro3">
          <table:table-cell office:value-type="string">
            <text:p>Copy2TO3AND4</text:p>
          </table:table-cell>
          <table:table-cell table:number-columns-repeated="8"/>
          <table:table-cell table:style-name="ce3" table:number-columns-repeated="2"/>
          <table:table-cell table:number-columns-repeated="1013"/>
        </table:table-row>
        <table:table-row table:style-name="ro3">
          <table:table-cell office:value-type="string">
            <text:p>ReturnHead3.b</text:p>
          </table:table-cell>
          <table:table-cell table:number-columns-repeated="7"/>
          <table:table-cell table:style-name="ce3" table:number-columns-repeated="3"/>
          <table:table-cell table:number-columns-repeated="1013"/>
        </table:table-row>
        <table:table-row table:style-name="ro3">
          <table:table-cell office:value-type="string">
            <text:p>Copy2TO1</text:p>
          </table:table-cell>
          <table:table-cell table:number-columns-repeated="7"/>
          <table:table-cell table:style-name="ce3" table:number-columns-repeated="3"/>
          <table:table-cell/>
          <table:table-cell table:style-name="ce7"/>
          <table:table-cell table:number-columns-repeated="1011"/>
        </table:table-row>
        <table:table-row table:style-name="ro3">
          <table:table-cell office:value-type="string">
            <text:p>ReturnHead1.b</text:p>
          </table:table-cell>
          <table:table-cell table:number-columns-repeated="7"/>
          <table:table-cell table:style-name="ce3" table:number-columns-repeated="3"/>
          <table:table-cell table:number-columns-repeated="1013"/>
        </table:table-row>
        <table:table-row table:style-name="ro3">
          <table:table-cell office:value-type="string">
            <text:p>CountDirection.a</text:p>
          </table:table-cell>
          <table:table-cell table:number-columns-repeated="7"/>
          <table:table-cell table:style-name="ce3" table:number-columns-repeated="3"/>
          <table:table-cell table:number-columns-repeated="1013"/>
        </table:table-row>
        <table:table-row table:style-name="ro3">
          <table:table-cell office:value-type="string">
            <text:p>CountDirection.b</text:p>
          </table:table-cell>
          <table:table-cell table:number-columns-repeated="7"/>
          <table:table-cell table:style-name="ce3" table:number-columns-repeated="3"/>
          <table:table-cell table:number-columns-repeated="1013"/>
        </table:table-row>
        <table:table-row table:style-name="ro3">
          <table:table-cell office:value-type="string">
            <text:p>CountDirection.c</text:p>
          </table:table-cell>
          <table:table-cell table:number-columns-repeated="7"/>
          <table:table-cell table:style-name="ce3" table:number-columns-repeated="3"/>
          <table:table-cell table:number-columns-repeated="1013"/>
        </table:table-row>
        <table:table-row table:style-name="ro3">
          <table:table-cell office:value-type="string">
            <text:p>ReturnHead2.a</text:p>
          </table:table-cell>
          <table:table-cell table:number-columns-repeated="8"/>
          <table:table-cell table:style-name="ce3" table:number-columns-repeated="2"/>
          <table:table-cell table:number-columns-repeated="1013"/>
        </table:table-row>
        <table:table-row table:style-name="ro3">
          <table:table-cell office:value-type="string">
            <text:p>ReturnHead2.b</text:p>
          </table:table-cell>
          <table:table-cell table:number-columns-repeated="8"/>
          <table:table-cell table:style-name="ce3" table:number-columns-repeated="2"/>
          <table:table-cell table:number-columns-repeated="1013"/>
        </table:table-row>
        <table:table-row table:style-name="ro3">
          <table:table-cell office:value-type="string">
            <text:p>ReturnHead2.c</text:p>
          </table:table-cell>
          <table:table-cell table:number-columns-repeated="8"/>
          <table:table-cell table:style-name="ce3" table:number-columns-repeated="2"/>
          <table:table-cell table:number-columns-repeated="1013"/>
        </table:table-row>
        <table:table-row table:style-name="ro3">
          <table:table-cell office:value-type="string">
            <text:p>MoveHead1Left.a</text:p>
          </table:table-cell>
          <table:table-cell table:number-columns-repeated="9"/>
          <table:table-cell table:style-name="ce3"/>
          <table:table-cell table:number-columns-repeated="1013"/>
        </table:table-row>
        <table:table-row table:style-name="ro3">
          <table:table-cell office:value-type="string">
            <text:p>MoveHead1Left.b</text:p>
          </table:table-cell>
          <table:table-cell table:number-columns-repeated="9"/>
          <table:table-cell table:style-name="ce3"/>
          <table:table-cell table:number-columns-repeated="1013"/>
        </table:table-row>
        <table:table-row table:style-name="ro3">
          <table:table-cell office:value-type="string">
            <text:p>MoveHead1Right</text:p>
          </table:table-cell>
          <table:table-cell table:number-columns-repeated="1023"/>
        </table:table-row>
        <table:table-row table:style-name="ro3">
          <table:table-cell office:value-type="string">
            <text:p>Copy1TO4.b</text:p>
          </table:table-cell>
          <table:table-cell table:number-columns-repeated="1023"/>
        </table:table-row>
        <table:table-row table:style-name="ro3">
          <table:table-cell office:value-type="string">
            <text:p>ReturnHead1.d</text:p>
          </table:table-cell>
          <table:table-cell table:number-columns-repeated="1023"/>
        </table:table-row>
        <table:table-row table:style-name="ro3">
          <table:table-cell office:value-type="string">
            <text:p>ReturnHead4.c</text:p>
          </table:table-cell>
          <table:table-cell table:number-columns-repeated="1023"/>
        </table:table-row>
        <table:table-row table:style-name="ro3">
          <table:table-cell office:value-type="string">
            <text:p>WriteBlankLeft</text:p>
          </table:table-cell>
          <table:table-cell table:number-columns-repeated="1023"/>
        </table:table-row>
        <table:table-row table:style-name="ro3">
          <table:table-cell office:value-type="string">
            <text:p>ReturnHead2.d</text:p>
          </table:table-cell>
          <table:table-cell table:number-columns-repeated="1023"/>
        </table:table-row>
        <table:table-row table:style-name="ro3">
          <table:table-cell office:value-type="string">
            <text:p>SetTape2Blank</text:p>
          </table:table-cell>
          <table:table-cell table:number-columns-repeated="1023"/>
        </table:table-row>
        <table:table-row table:style-name="ro3">
          <table:table-cell office:value-type="string">
            <text:p>WriteBlankRight</text:p>
          </table:table-cell>
          <table:table-cell table:number-columns-repeated="1023"/>
        </table:table-row>
        <table:table-row table:style-name="ro3">
          <table:table-cell office:value-type="string">
            <text:p>ReturnHead1.c</text:p>
          </table:table-cell>
          <table:table-cell table:number-columns-repeated="1023"/>
        </table:table-row>
        <table:table-row table:style-name="ro3">
          <table:table-cell office:value-type="string">
            <text:p>NoTransFound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" office:value-type="string">
            <text:p>TRANSITIONS</text:p>
          </table:table-cell>
          <table:table-cell/>
          <table:table-cell table:style-name="ce1" office:value-type="string">
            <text:p>a = any/ignore</text:p>
          </table:table-cell>
          <table:table-cell table:style-name="ce1" office:value-type="string">
            <text:p>r = rewrite/dont write</text:p>
          </table:table-cell>
          <table:table-cell table:number-columns-repeated="3"/>
          <table:table-cell office:value-type="string">
            <text:p>UTM IS LIKE A WHILE LOOP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Current State</text:p>
          </table:table-cell>
          <table:table-cell table:style-name="ce2" office:value-type="string">
            <text:p>Input</text:p>
          </table:table-cell>
          <table:table-cell table:style-name="ce2" office:value-type="string">
            <text:p>Next State</text:p>
          </table:table-cell>
          <table:table-cell table:style-name="ce2" office:value-type="string">
            <text:p>Tape Head 1</text:p>
          </table:table-cell>
          <table:table-cell table:style-name="ce2" office:value-type="string">
            <text:p>Tape Head 2</text:p>
          </table:table-cell>
          <table:table-cell table:style-name="ce2" office:value-type="string">
            <text:p>Tape Head 3</text:p>
          </table:table-cell>
          <table:table-cell table:style-name="ce2" office:value-type="string">
            <text:p>Tape Head 4</text:p>
          </table:table-cell>
          <table:table-cell table:style-name="ce3"/>
          <table:table-cell table:number-columns-repeated="1016"/>
        </table:table-row>
        <table:table-row table:style-name="ro3">
          <table:table-cell office:value-type="string">
            <text:p>Copy3TO4</text:p>
          </table:table-cell>
          <table:table-cell office:value-type="string">
            <text:p>a, a, 1, a</text:p>
          </table:table-cell>
          <table:table-cell office:value-type="string">
            <text:p>Copy3TO4</text:p>
          </table:table-cell>
          <table:table-cell table:number-columns-repeated="2" office:value-type="string">
            <text:p>r, S</text:p>
          </table:table-cell>
          <table:table-cell office:value-type="string">
            <text:p>1, R</text:p>
          </table:table-cell>
          <table:table-cell table:style-name="ce3" office:value-type="string">
            <text:p>1, R</text:p>
          </table:table-cell>
          <table:table-cell table:style-name="ce3" office:value-type="string">
            <text:p>← SETUP FOR WHILE LOOP</text:p>
          </table:table-cell>
          <table:table-cell table:number-columns-repeated="1016"/>
        </table:table-row>
        <table:table-row table:style-name="ro3">
          <table:table-cell office:value-type="string">
            <text:p>Copy3TO4</text:p>
          </table:table-cell>
          <table:table-cell office:value-type="string">
            <text:p>a, a, “.”, a</text:p>
          </table:table-cell>
          <table:table-cell office:value-type="string">
            <text:p>Copy3TO4</text:p>
          </table:table-cell>
          <table:table-cell table:number-columns-repeated="2" office:value-type="string">
            <text:p>r, S</text:p>
          </table:table-cell>
          <table:table-cell table:number-columns-repeated="2" table:style-name="ce3" office:value-type="string">
            <text:p>“.”, R</text:p>
          </table:table-cell>
          <table:table-cell table:style-name="ce3"/>
          <table:table-cell table:number-columns-repeated="1016"/>
        </table:table-row>
        <table:table-row table:style-name="ro3">
          <table:table-cell office:value-type="string">
            <text:p>Copy3TO4</text:p>
          </table:table-cell>
          <table:table-cell office:value-type="string">
            <text:p>a, a, B, a</text:p>
          </table:table-cell>
          <table:table-cell office:value-type="string">
            <text:p>ReturnHead3.a</text:p>
          </table:table-cell>
          <table:table-cell table:number-columns-repeated="2" office:value-type="string">
            <text:p>r, S</text:p>
          </table:table-cell>
          <table:table-cell office:value-type="string">
            <text:p>B,L</text:p>
          </table:table-cell>
          <table:table-cell table:style-name="ce3" office:value-type="string">
            <text:p>“;”, R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3"/>
          <table:table-cell table:number-columns-repeated="1017"/>
        </table:table-row>
        <table:table-row table:style-name="ro3">
          <table:table-cell office:value-type="string">
            <text:p>ReturnHead3.a</text:p>
          </table:table-cell>
          <table:table-cell office:value-type="string">
            <text:p>a, a, 1, a</text:p>
          </table:table-cell>
          <table:table-cell office:value-type="string">
            <text:p>ReturnHead3.a</text:p>
          </table:table-cell>
          <table:table-cell table:number-columns-repeated="2" office:value-type="string">
            <text:p>r, S</text:p>
          </table:table-cell>
          <table:table-cell office:value-type="string">
            <text:p>1, L</text:p>
          </table:table-cell>
          <table:table-cell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3.a</text:p>
          </table:table-cell>
          <table:table-cell office:value-type="string">
            <text:p>a, a, “.”, a</text:p>
          </table:table-cell>
          <table:table-cell office:value-type="string">
            <text:p>ReturnHead3.a</text:p>
          </table:table-cell>
          <table:table-cell table:number-columns-repeated="2" office:value-type="string">
            <text:p>r, S</text:p>
          </table:table-cell>
          <table:table-cell table:style-name="ce6" office:value-type="string">
            <text:p>., L</text:p>
          </table:table-cell>
          <table:table-cell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3.a</text:p>
          </table:table-cell>
          <table:table-cell office:value-type="string">
            <text:p>a, a, B, a</text:p>
          </table:table-cell>
          <table:table-cell office:value-type="string">
            <text:p>Copy1TO4.a</text:p>
          </table:table-cell>
          <table:table-cell table:number-columns-repeated="2" office:value-type="string">
            <text:p>r, S</text:p>
          </table:table-cell>
          <table:table-cell office:value-type="string">
            <text:p>B, R</text:p>
          </table:table-cell>
          <table:table-cell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3"/>
          <table:table-cell table:number-columns-repeated="1017"/>
        </table:table-row>
        <table:table-row table:style-name="ro3">
          <table:table-cell office:value-type="string">
            <text:p>Copy1TO4.a</text:p>
          </table:table-cell>
          <table:table-cell office:value-type="string">
            <text:p>1,a,a,a</text:p>
          </table:table-cell>
          <table:table-cell office:value-type="string">
            <text:p>Copy1TO4.a</text:p>
          </table:table-cell>
          <table:table-cell office:value-type="string">
            <text:p>1, R</text:p>
          </table:table-cell>
          <table:table-cell table:number-columns-repeated="2" office:value-type="string">
            <text:p>r, S</text:p>
          </table:table-cell>
          <table:table-cell office:value-type="string">
            <text:p>1, R</text:p>
          </table:table-cell>
          <table:table-cell table:number-columns-repeated="1017"/>
        </table:table-row>
        <table:table-row table:style-name="ro3">
          <table:table-cell office:value-type="string">
            <text:p>Copy1TO4.a</text:p>
          </table:table-cell>
          <table:table-cell office:value-type="string">
            <text:p>“.”,a,a,a</text:p>
          </table:table-cell>
          <table:table-cell office:value-type="string">
            <text:p>Copy1TO4.a</text:p>
          </table:table-cell>
          <table:table-cell office:value-type="string">
            <text:p>“.”, R</text:p>
          </table:table-cell>
          <table:table-cell table:number-columns-repeated="2" office:value-type="string">
            <text:p>r, S</text:p>
          </table:table-cell>
          <table:table-cell office:value-type="string">
            <text:p>“.”, R</text:p>
          </table:table-cell>
          <table:table-cell table:number-columns-repeated="1017"/>
        </table:table-row>
        <table:table-row table:style-name="ro3">
          <table:table-cell office:value-type="string">
            <text:p>Copy1TO4.a</text:p>
          </table:table-cell>
          <table:table-cell office:value-type="string">
            <text:p>0,a,a,a</text:p>
          </table:table-cell>
          <table:table-cell office:value-type="string">
            <text:p>ReturnHead1.a</text:p>
          </table:table-cell>
          <table:table-cell office:value-type="string">
            <text:p>0, L</text:p>
          </table:table-cell>
          <table:table-cell table:number-columns-repeated="2" office:value-type="string">
            <text:p>r, S</text:p>
          </table:table-cell>
          <table:table-cell office:value-type="string">
            <text:p>B, L</text:p>
          </table:table-cell>
          <table:table-cell table:number-columns-repeated="1017"/>
        </table:table-row>
        <table:table-row table:style-name="ro3">
          <table:table-cell office:value-type="string">
            <text:p>Copy1TO4.a</text:p>
          </table:table-cell>
          <table:table-cell office:value-type="string">
            <text:p>B,a,a,a</text:p>
          </table:table-cell>
          <table:table-cell office:value-type="string">
            <text:p>ReturnHead1.a</text:p>
          </table:table-cell>
          <table:table-cell office:value-type="string">
            <text:p>0, L</text:p>
          </table:table-cell>
          <table:table-cell table:number-columns-repeated="2" office:value-type="string">
            <text:p>r, S</text:p>
          </table:table-cell>
          <table:table-cell office:value-type="string">
            <text:p>B, L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turnHead1.a</text:p>
          </table:table-cell>
          <table:table-cell office:value-type="string">
            <text:p>1,a,a,a</text:p>
          </table:table-cell>
          <table:table-cell office:value-type="string">
            <text:p>ReturnHead1.a</text:p>
          </table:table-cell>
          <table:table-cell office:value-type="string">
            <text:p>1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1.a</text:p>
          </table:table-cell>
          <table:table-cell office:value-type="string">
            <text:p>“.”,a,a,a</text:p>
          </table:table-cell>
          <table:table-cell office:value-type="string">
            <text:p>ReturnHead1.a</text:p>
          </table:table-cell>
          <table:table-cell office:value-type="string">
            <text:p>“.”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1.a</text:p>
          </table:table-cell>
          <table:table-cell office:value-type="string">
            <text:p>0,a,a,a</text:p>
          </table:table-cell>
          <table:table-cell office:value-type="string">
            <text:p>ReturnHead4.a</text:p>
          </table:table-cell>
          <table:table-cell office:value-type="string">
            <text:p>0, R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1.a</text:p>
          </table:table-cell>
          <table:table-cell office:value-type="string">
            <text:p>B,a,a,a</text:p>
          </table:table-cell>
          <table:table-cell office:value-type="string">
            <text:p>ReturnHead4.a</text:p>
          </table:table-cell>
          <table:table-cell office:value-type="string">
            <text:p>B, R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3"/>
          <table:table-cell table:number-columns-repeated="1017"/>
        </table:table-row>
        <table:table-row table:style-name="ro3">
          <table:table-cell office:value-type="string">
            <text:p>ReturnHead4.a</text:p>
          </table:table-cell>
          <table:table-cell office:value-type="string">
            <text:p>a,a,a,1</text:p>
          </table:table-cell>
          <table:table-cell office:value-type="string">
            <text:p>ReturnHead4.a</text:p>
          </table:table-cell>
          <table:table-cell table:number-columns-repeated="3" office:value-type="string">
            <text:p>r, S</text:p>
          </table:table-cell>
          <table:table-cell office:value-type="string">
            <text:p>1, L</text:p>
          </table:table-cell>
          <table:table-cell table:number-columns-repeated="1017"/>
        </table:table-row>
        <table:table-row table:style-name="ro3">
          <table:table-cell office:value-type="string">
            <text:p>ReturnHead4.a</text:p>
          </table:table-cell>
          <table:table-cell office:value-type="string">
            <text:p>a,a,a,“.”</text:p>
          </table:table-cell>
          <table:table-cell office:value-type="string">
            <text:p>ReturnHead4.a</text:p>
          </table:table-cell>
          <table:table-cell table:number-columns-repeated="3" office:value-type="string">
            <text:p>r, S</text:p>
          </table:table-cell>
          <table:table-cell office:value-type="string">
            <text:p>“.”, L</text:p>
          </table:table-cell>
          <table:table-cell table:number-columns-repeated="1017"/>
        </table:table-row>
        <table:table-row table:style-name="ro3">
          <table:table-cell office:value-type="string">
            <text:p>ReturnHead4.a</text:p>
          </table:table-cell>
          <table:table-cell office:value-type="string">
            <text:p>a,a,a,0</text:p>
          </table:table-cell>
          <table:table-cell office:value-type="string">
            <text:p>ReturnHead4.a</text:p>
          </table:table-cell>
          <table:table-cell table:number-columns-repeated="3" office:value-type="string">
            <text:p>r, S</text:p>
          </table:table-cell>
          <table:table-cell office:value-type="string">
            <text:p>0, L</text:p>
          </table:table-cell>
          <table:table-cell table:number-columns-repeated="1017"/>
        </table:table-row>
        <table:table-row table:style-name="ro3">
          <table:table-cell office:value-type="string">
            <text:p>ReturnHead4.a</text:p>
          </table:table-cell>
          <table:table-cell office:value-type="string">
            <text:p>a,a,a,”;”</text:p>
          </table:table-cell>
          <table:table-cell office:value-type="string">
            <text:p>ReturnHead4.a</text:p>
          </table:table-cell>
          <table:table-cell table:number-columns-repeated="3" office:value-type="string">
            <text:p>r, S</text:p>
          </table:table-cell>
          <table:table-cell office:value-type="string">
            <text:p>“;”, L</text:p>
          </table:table-cell>
          <table:table-cell table:number-columns-repeated="1017"/>
        </table:table-row>
        <table:table-row table:style-name="ro3">
          <table:table-cell office:value-type="string">
            <text:p>ReturnHead4.a</text:p>
          </table:table-cell>
          <table:table-cell office:value-type="string">
            <text:p>a,a,a,B</text:p>
          </table:table-cell>
          <table:table-cell office:value-type="string">
            <text:p>SetTape2</text:p>
          </table:table-cell>
          <table:table-cell table:number-columns-repeated="3" office:value-type="string">
            <text:p>r, S</text:p>
          </table:table-cell>
          <table:table-cell office:value-type="string">
            <text:p>B, 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etTape2</text:p>
          </table:table-cell>
          <table:table-cell office:value-type="string">
            <text:p>a, 1, a, a</text:p>
          </table:table-cell>
          <table:table-cell office:value-type="string">
            <text:p>SetTape2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SetTape2</text:p>
          </table:table-cell>
          <table:table-cell office:value-type="string">
            <text:p>a, “.”, a, a</text:p>
          </table:table-cell>
          <table:table-cell office:value-type="string">
            <text:p>SetTape2</text:p>
          </table:table-cell>
          <table:table-cell office:value-type="string">
            <text:p>r, S</text:p>
          </table:table-cell>
          <table:table-cell office:value-type="string">
            <text:p>“.”, R</text:p>
          </table:table-cell>
          <table:table-cell table:number-columns-repeated="2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office:value-type="string">
            <text:p>SetTape2</text:p>
          </table:table-cell>
          <table:table-cell office:value-type="string">
            <text:p>a, B, a, a</text:p>
          </table:table-cell>
          <table:table-cell office:value-type="string">
            <text:p>FindTransition.a</text:p>
          </table:table-cell>
          <table:table-cell office:value-type="string">
            <text:p>r, S</text:p>
          </table:table-cell>
          <table:table-cell office:value-type="string">
            <text:p>B, R</text:p>
          </table:table-cell>
          <table:table-cell table:number-columns-repeated="2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number-columns-repeated="8"/>
          <table:table-cell table:style-name="ce3"/>
          <table:table-cell table:number-columns-repeated="1015"/>
        </table:table-row>
        <table:table-row table:style-name="ro3">
          <table:table-cell office:value-type="string">
            <text:p>FindTransition.a</text:p>
          </table:table-cell>
          <table:table-cell office:value-type="string">
            <text:p>a , 1 , a , 1</text:p>
          </table:table-cell>
          <table:table-cell office:value-type="string">
            <text:p>FindTransition.a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office:value-type="string">
            <text:p>← BEGIN OF LOOP</text:p>
          </table:table-cell>
          <table:table-cell table:number-columns-repeated="1016"/>
        </table:table-row>
        <table:table-row table:style-name="ro3">
          <table:table-cell office:value-type="string">
            <text:p>FindTransition.a</text:p>
          </table:table-cell>
          <table:table-cell office:value-type="string">
            <text:p>a , 1 , a , "." </text:p>
          </table:table-cell>
          <table:table-cell office:value-type="string">
            <text:p>(ReturnHead4.b)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office:value-type="string">
            <text:p>r, S</text:p>
          </table:table-cell>
          <table:table-cell office:value-type="string">
            <text:p>“.”, L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indTransition.a</text:p>
          </table:table-cell>
          <table:table-cell office:value-type="string">
            <text:p>a , "." , a , 1</text:p>
          </table:table-cell>
          <table:table-cell office:value-type="string">
            <text:p>(ReturnHead4.b)</text:p>
          </table:table-cell>
          <table:table-cell office:value-type="string">
            <text:p>r, S</text:p>
          </table:table-cell>
          <table:table-cell office:value-type="string">
            <text:p>“.”, R</text:p>
          </table:table-cell>
          <table:table-cell office:value-type="string">
            <text:p>r, S</text:p>
          </table:table-cell>
          <table:table-cell office:value-type="string">
            <text:p>1, L</text:p>
          </table:table-cell>
          <table:table-cell table:number-columns-repeated="1017"/>
        </table:table-row>
        <table:table-row table:style-name="ro3">
          <table:table-cell office:value-type="string">
            <text:p>FindTransition.a</text:p>
          </table:table-cell>
          <table:table-cell office:value-type="string">
            <text:p>a , "." , a , "." </text:p>
          </table:table-cell>
          <table:table-cell office:value-type="string">
            <text:p>FindTransition.a</text:p>
          </table:table-cell>
          <table:table-cell office:value-type="string">
            <text:p>r, S</text:p>
          </table:table-cell>
          <table:table-cell office:value-type="string">
            <text:p>“.”, R</text:p>
          </table:table-cell>
          <table:table-cell office:value-type="string">
            <text:p>r, S</text:p>
          </table:table-cell>
          <table:table-cell office:value-type="string">
            <text:p>“.”, 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indTransition.a</text:p>
          </table:table-cell>
          <table:table-cell office:value-type="string">
            <text:p>a , ";" <text:s/>, a , ";"</text:p>
          </table:table-cell>
          <table:table-cell office:value-type="string">
            <text:p>FindTransition.b</text:p>
          </table:table-cell>
          <table:table-cell office:value-type="string">
            <text:p>r, S</text:p>
          </table:table-cell>
          <table:table-cell office:value-type="string">
            <text:p>“;”, R</text:p>
          </table:table-cell>
          <table:table-cell office:value-type="string">
            <text:p>r, S</text:p>
          </table:table-cell>
          <table:table-cell office:value-type="string">
            <text:p>“;”, 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FindTransition.b</text:p>
          </table:table-cell>
          <table:table-cell office:value-type="string">
            <text:p>a , 1 , a , 1</text:p>
          </table:table-cell>
          <table:table-cell office:value-type="string">
            <text:p>FindTransition.b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table:number-columns-repeated="1017"/>
        </table:table-row>
        <table:table-row table:style-name="ro3">
          <table:table-cell office:value-type="string">
            <text:p>FindTransition.b</text:p>
          </table:table-cell>
          <table:table-cell office:value-type="string">
            <text:p>a , 1 , a , "." </text:p>
          </table:table-cell>
          <table:table-cell office:value-type="string">
            <text:p>(ReturnHead4.b)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office:value-type="string">
            <text:p>r, S</text:p>
          </table:table-cell>
          <table:table-cell office:value-type="string">
            <text:p>“.”, L</text:p>
          </table:table-cell>
          <table:table-cell table:number-columns-repeated="1017"/>
        </table:table-row>
        <table:table-row table:style-name="ro3">
          <table:table-cell table:number-columns-repeated="7"/>
          <table:table-cell table:style-name="ce3"/>
          <table:table-cell table:number-columns-repeated="1016"/>
        </table:table-row>
        <table:table-row table:style-name="ro3">
          <table:table-cell office:value-type="string">
            <text:p>FindTransition.b</text:p>
          </table:table-cell>
          <table:table-cell office:value-type="string">
            <text:p>a , "." , a , 1</text:p>
          </table:table-cell>
          <table:table-cell office:value-type="string">
            <text:p>(ReturnHead4.b)</text:p>
          </table:table-cell>
          <table:table-cell office:value-type="string">
            <text:p>r, S</text:p>
          </table:table-cell>
          <table:table-cell office:value-type="string">
            <text:p>“.”, R</text:p>
          </table:table-cell>
          <table:table-cell office:value-type="string">
            <text:p>r, S</text:p>
          </table:table-cell>
          <table:table-cell office:value-type="string">
            <text:p>1, L</text:p>
          </table:table-cell>
          <table:table-cell table:number-columns-repeated="1017"/>
        </table:table-row>
        <table:table-row table:style-name="ro3">
          <table:table-cell office:value-type="string">
            <text:p>FindTransition.b</text:p>
          </table:table-cell>
          <table:table-cell office:value-type="string">
            <text:p>a , "." , a , "." </text:p>
          </table:table-cell>
          <table:table-cell office:value-type="string">
            <text:p>FindTransition.b</text:p>
          </table:table-cell>
          <table:table-cell office:value-type="string">
            <text:p>r, S</text:p>
          </table:table-cell>
          <table:table-cell office:value-type="string">
            <text:p>“.”, R</text:p>
          </table:table-cell>
          <table:table-cell office:value-type="string">
            <text:p>r, S</text:p>
          </table:table-cell>
          <table:table-cell office:value-type="string">
            <text:p>“.”, R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7"/>
          <table:table-cell table:style-name="ce4"/>
          <table:table-cell table:number-columns-repeated="1016"/>
        </table:table-row>
        <table:table-row table:style-name="ro3">
          <table:table-cell office:value-type="string">
            <text:p>FindTransition.b</text:p>
          </table:table-cell>
          <table:table-cell office:value-type="string">
            <text:p>a , ";" <text:s/>, a , B</text:p>
          </table:table-cell>
          <table:table-cell office:value-type="string">
            <text:p>ReturnHead4.d</text:p>
          </table:table-cell>
          <table:table-cell office:value-type="string">
            <text:p>r, S</text:p>
          </table:table-cell>
          <table:table-cell office:value-type="string">
            <text:p>“;”, R</text:p>
          </table:table-cell>
          <table:table-cell office:value-type="string">
            <text:p>r, S</text:p>
          </table:table-cell>
          <table:table-cell office:value-type="string">
            <text:p>B, L</text:p>
          </table:table-cell>
          <table:table-cell table:number-columns-repeated="1017"/>
        </table:table-row>
        <table:table-row table:style-name="ro3">
          <table:table-cell table:number-columns-repeated="7"/>
          <table:table-cell table:style-name="ce3"/>
          <table:table-cell table:number-columns-repeated="1016"/>
        </table:table-row>
        <table:table-row table:style-name="ro3">
          <table:table-cell office:value-type="string">
            <text:p>(ReturnHead4.b)</text:p>
          </table:table-cell>
          <table:table-cell office:value-type="string">
            <text:p>a,a,a,1</text:p>
          </table:table-cell>
          <table:table-cell office:value-type="string">
            <text:p>(ReturnHead4.b)</text:p>
          </table:table-cell>
          <table:table-cell table:number-columns-repeated="3" office:value-type="string">
            <text:p>r, S</text:p>
          </table:table-cell>
          <table:table-cell office:value-type="string">
            <text:p>1, L</text:p>
          </table:table-cell>
          <table:table-cell table:style-name="ce3"/>
          <table:table-cell table:number-columns-repeated="1016"/>
        </table:table-row>
        <table:table-row table:style-name="ro3">
          <table:table-cell office:value-type="string">
            <text:p>(ReturnHead4.b)</text:p>
          </table:table-cell>
          <table:table-cell office:value-type="string">
            <text:p>a,a,a,“.”</text:p>
          </table:table-cell>
          <table:table-cell office:value-type="string">
            <text:p>(ReturnHead4.b)</text:p>
          </table:table-cell>
          <table:table-cell table:number-columns-repeated="3" office:value-type="string">
            <text:p>r, S</text:p>
          </table:table-cell>
          <table:table-cell office:value-type="string">
            <text:p>“.”, L</text:p>
          </table:table-cell>
          <table:table-cell table:number-columns-repeated="1017"/>
        </table:table-row>
        <table:table-row table:style-name="ro3">
          <table:table-cell office:value-type="string">
            <text:p>(ReturnHead4.b)</text:p>
          </table:table-cell>
          <table:table-cell office:value-type="string">
            <text:p>a,a,a,0</text:p>
          </table:table-cell>
          <table:table-cell office:value-type="string">
            <text:p>(ReturnHead4.b)</text:p>
          </table:table-cell>
          <table:table-cell table:number-columns-repeated="3" office:value-type="string">
            <text:p>r, S</text:p>
          </table:table-cell>
          <table:table-cell office:value-type="string">
            <text:p>0, L</text:p>
          </table:table-cell>
          <table:table-cell table:style-name="ce3"/>
          <table:table-cell table:number-columns-repeated="1016"/>
        </table:table-row>
        <table:table-row table:style-name="ro3">
          <table:table-cell office:value-type="string">
            <text:p>(ReturnHead4.b)</text:p>
          </table:table-cell>
          <table:table-cell office:value-type="string">
            <text:p>a,a,a,”;”</text:p>
          </table:table-cell>
          <table:table-cell office:value-type="string">
            <text:p>(ReturnHead4.b)</text:p>
          </table:table-cell>
          <table:table-cell table:number-columns-repeated="3" office:value-type="string">
            <text:p>r, S</text:p>
          </table:table-cell>
          <table:table-cell office:value-type="string">
            <text:p>“;”, L</text:p>
          </table:table-cell>
          <table:table-cell table:style-name="ce3"/>
          <table:table-cell table:number-columns-repeated="1016"/>
        </table:table-row>
        <table:table-row table:style-name="ro3">
          <table:table-cell office:value-type="string">
            <text:p>(ReturnHead4.b)</text:p>
          </table:table-cell>
          <table:table-cell office:value-type="string">
            <text:p>a,a,a,B</text:p>
          </table:table-cell>
          <table:table-cell office:value-type="string">
            <text:p>(GoNextTrans)</text:p>
          </table:table-cell>
          <table:table-cell table:number-columns-repeated="3" office:value-type="string">
            <text:p>r, S</text:p>
          </table:table-cell>
          <table:table-cell office:value-type="string">
            <text:p>B, 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(GoNextTrans)</text:p>
          </table:table-cell>
          <table:table-cell office:value-type="string">
            <text:p>a, 1, a, a</text:p>
          </table:table-cell>
          <table:table-cell office:value-type="string">
            <text:p>(GoNextTrans)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(GoNextTrans)</text:p>
          </table:table-cell>
          <table:table-cell office:value-type="string">
            <text:p>a, “.”, a, a</text:p>
          </table:table-cell>
          <table:table-cell office:value-type="string">
            <text:p>(GoNextTrans)</text:p>
          </table:table-cell>
          <table:table-cell office:value-type="string">
            <text:p>r, S</text:p>
          </table:table-cell>
          <table:table-cell office:value-type="string">
            <text:p>“.”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(GoNextTrans)</text:p>
          </table:table-cell>
          <table:table-cell office:value-type="string">
            <text:p>a, 0, a, a</text:p>
          </table:table-cell>
          <table:table-cell office:value-type="string">
            <text:p>FindTransition.a</text:p>
          </table:table-cell>
          <table:table-cell office:value-type="string">
            <text:p>r, S</text:p>
          </table:table-cell>
          <table:table-cell office:value-type="string">
            <text:p>0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(GoNextTrans)</text:p>
          </table:table-cell>
          <table:table-cell office:value-type="string">
            <text:p>a, “;”, a, a</text:p>
          </table:table-cell>
          <table:table-cell office:value-type="string">
            <text:p>(GoNextTrans)</text:p>
          </table:table-cell>
          <table:table-cell office:value-type="string">
            <text:p>r, S</text:p>
          </table:table-cell>
          <table:table-cell office:value-type="string">
            <text:p>“;”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(GoNextTrans)</text:p>
          </table:table-cell>
          <table:table-cell office:value-type="string">
            <text:p>a, B, a, a</text:p>
          </table:table-cell>
          <table:table-cell office:value-type="string">
            <text:p>NoTransFound</text:p>
          </table:table-cell>
          <table:table-cell office:value-type="string">
            <text:p>r, S</text:p>
          </table:table-cell>
          <table:table-cell office:value-type="string">
            <text:p>B, S</text:p>
          </table:table-cell>
          <table:table-cell table:number-columns-repeated="2" office:value-type="string">
            <text:p>r, S</text:p>
          </table:table-cell>
          <table:table-cell office:value-type="string">
            <text:p>← BREAK LOOP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turnHead4.d</text:p>
          </table:table-cell>
          <table:table-cell office:value-type="string">
            <text:p>a,a,a,1</text:p>
          </table:table-cell>
          <table:table-cell office:value-type="string">
            <text:p>ReturnHead4.d</text:p>
          </table:table-cell>
          <table:table-cell table:number-columns-repeated="3" office:value-type="string">
            <text:p>r, S</text:p>
          </table:table-cell>
          <table:table-cell office:value-type="string">
            <text:p>1, L</text:p>
          </table:table-cell>
          <table:table-cell table:number-columns-repeated="1017"/>
        </table:table-row>
        <table:table-row table:style-name="ro3">
          <table:table-cell office:value-type="string">
            <text:p>ReturnHead4.d</text:p>
          </table:table-cell>
          <table:table-cell office:value-type="string">
            <text:p>a,a,a,“.”</text:p>
          </table:table-cell>
          <table:table-cell office:value-type="string">
            <text:p>ReturnHead4.d</text:p>
          </table:table-cell>
          <table:table-cell table:number-columns-repeated="3" office:value-type="string">
            <text:p>r, S</text:p>
          </table:table-cell>
          <table:table-cell office:value-type="string">
            <text:p>“.”, L</text:p>
          </table:table-cell>
          <table:table-cell table:number-columns-repeated="1017"/>
        </table:table-row>
        <table:table-row table:style-name="ro3">
          <table:table-cell office:value-type="string">
            <text:p>ReturnHead4.d</text:p>
          </table:table-cell>
          <table:table-cell office:value-type="string">
            <text:p>a,a,a,”;”</text:p>
          </table:table-cell>
          <table:table-cell office:value-type="string">
            <text:p>ReturnHead4.d</text:p>
          </table:table-cell>
          <table:table-cell table:number-columns-repeated="3" office:value-type="string">
            <text:p>r, S</text:p>
          </table:table-cell>
          <table:table-cell office:value-type="string">
            <text:p>“;”, L</text:p>
          </table:table-cell>
          <table:table-cell table:number-columns-repeated="1017"/>
        </table:table-row>
        <table:table-row table:style-name="ro3">
          <table:table-cell office:value-type="string">
            <text:p>ReturnHead4.d</text:p>
          </table:table-cell>
          <table:table-cell office:value-type="string">
            <text:p>a,a,a,B</text:p>
          </table:table-cell>
          <table:table-cell office:value-type="string">
            <text:p>Copy2TO3AND4</text:p>
          </table:table-cell>
          <table:table-cell table:number-columns-repeated="3" office:value-type="string">
            <text:p>r, S</text:p>
          </table:table-cell>
          <table:table-cell office:value-type="string">
            <text:p>B, 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py2TO3AND4</text:p>
          </table:table-cell>
          <table:table-cell office:value-type="string">
            <text:p>a, 1, a, a</text:p>
          </table:table-cell>
          <table:table-cell office:value-type="string">
            <text:p>Copy2TO3AND4</text:p>
          </table:table-cell>
          <table:table-cell office:value-type="string">
            <text:p>r, S</text:p>
          </table:table-cell>
          <table:table-cell table:number-columns-repeated="3" office:value-type="string">
            <text:p>1, R</text:p>
          </table:table-cell>
          <table:table-cell table:number-columns-repeated="1017"/>
        </table:table-row>
        <table:table-row table:style-name="ro3">
          <table:table-cell office:value-type="string">
            <text:p>Copy2TO3AND4</text:p>
          </table:table-cell>
          <table:table-cell office:value-type="string">
            <text:p>a, “.”, a, a</text:p>
          </table:table-cell>
          <table:table-cell office:value-type="string">
            <text:p>Copy2TO3AND4</text:p>
          </table:table-cell>
          <table:table-cell office:value-type="string">
            <text:p>r, S</text:p>
          </table:table-cell>
          <table:table-cell table:number-columns-repeated="3" office:value-type="string">
            <text:p>“.”, R</text:p>
          </table:table-cell>
          <table:table-cell table:number-columns-repeated="1017"/>
        </table:table-row>
        <table:table-row table:style-name="ro3">
          <table:table-cell office:value-type="string">
            <text:p>Copy2TO3AND4</text:p>
          </table:table-cell>
          <table:table-cell office:value-type="string">
            <text:p>a, “;”, B, “;”</text:p>
          </table:table-cell>
          <table:table-cell office:value-type="string">
            <text:p>ReturnHead3.b</text:p>
          </table:table-cell>
          <table:table-cell office:value-type="string">
            <text:p>r, S</text:p>
          </table:table-cell>
          <table:table-cell office:value-type="string">
            <text:p>“;”, R</text:p>
          </table:table-cell>
          <table:table-cell office:value-type="string">
            <text:p>B, L</text:p>
          </table:table-cell>
          <table:table-cell office:value-type="string">
            <text:p>“;”, 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turnHead3.b</text:p>
          </table:table-cell>
          <table:table-cell office:value-type="string">
            <text:p>a, a, 1, a</text:p>
          </table:table-cell>
          <table:table-cell office:value-type="string">
            <text:p>ReturnHead3.b</text:p>
          </table:table-cell>
          <table:table-cell table:number-columns-repeated="2" office:value-type="string">
            <text:p>r, S</text:p>
          </table:table-cell>
          <table:table-cell office:value-type="string">
            <text:p>1, L</text:p>
          </table:table-cell>
          <table:table-cell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3.b</text:p>
          </table:table-cell>
          <table:table-cell office:value-type="string">
            <text:p>a, a, “.”, a</text:p>
          </table:table-cell>
          <table:table-cell office:value-type="string">
            <text:p>ReturnHead3.b</text:p>
          </table:table-cell>
          <table:table-cell table:number-columns-repeated="2" office:value-type="string">
            <text:p>r, S</text:p>
          </table:table-cell>
          <table:table-cell table:style-name="ce6" office:value-type="string">
            <text:p>., L</text:p>
          </table:table-cell>
          <table:table-cell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3.b</text:p>
          </table:table-cell>
          <table:table-cell office:value-type="string">
            <text:p>a, a, B, a</text:p>
          </table:table-cell>
          <table:table-cell office:value-type="string">
            <text:p>Copy2TO1</text:p>
          </table:table-cell>
          <table:table-cell table:number-columns-repeated="2" office:value-type="string">
            <text:p>r, S</text:p>
          </table:table-cell>
          <table:table-cell office:value-type="string">
            <text:p>B, R</text:p>
          </table:table-cell>
          <table:table-cell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py2TO1</text:p>
          </table:table-cell>
          <table:table-cell office:value-type="string">
            <text:p>a, 1, a, a</text:p>
          </table:table-cell>
          <table:table-cell office:value-type="string">
            <text:p>Copy2TO1</text:p>
          </table:table-cell>
          <table:table-cell table:number-columns-repeated="2" office:value-type="string">
            <text:p>1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Copy2TO1</text:p>
          </table:table-cell>
          <table:table-cell office:value-type="string">
            <text:p>a, “.”, a, a</text:p>
          </table:table-cell>
          <table:table-cell office:value-type="string">
            <text:p>Copy2TO1</text:p>
          </table:table-cell>
          <table:table-cell table:number-columns-repeated="2" office:value-type="string">
            <text:p>“.”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Copy2TO1</text:p>
          </table:table-cell>
          <table:table-cell office:value-type="string">
            <text:p>0, “;”, a, a</text:p>
          </table:table-cell>
          <table:table-cell office:value-type="string">
            <text:p>ReturnHead1.b</text:p>
          </table:table-cell>
          <table:table-cell office:value-type="string">
            <text:p>0, L</text:p>
          </table:table-cell>
          <table:table-cell office:value-type="string">
            <text:p>“;”, R</text:p>
          </table:table-cell>
          <table:table-cell table:number-columns-repeated="2" office:value-type="string">
            <text:p>r, S</text:p>
          </table:table-cell>
          <table:table-cell table:style-name="ce3"/>
          <table:table-cell table:number-columns-repeated="1016"/>
        </table:table-row>
        <table:table-row table:style-name="ro3">
          <table:table-cell office:value-type="string">
            <text:p>Copy2TO1</text:p>
          </table:table-cell>
          <table:table-cell office:value-type="string">
            <text:p>B, “;”, a, a</text:p>
          </table:table-cell>
          <table:table-cell office:value-type="string">
            <text:p>ReturnHead1.b</text:p>
          </table:table-cell>
          <table:table-cell office:value-type="string">
            <text:p>B, L</text:p>
          </table:table-cell>
          <table:table-cell office:value-type="string">
            <text:p>“;”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>
            <text:p>ReturnHead1.b</text:p>
          </table:table-cell>
          <table:table-cell office:value-type="string">
            <text:p>1,a,a,a</text:p>
          </table:table-cell>
          <table:table-cell office:value-type="string">
            <text:p>ReturnHead1.b</text:p>
          </table:table-cell>
          <table:table-cell office:value-type="string">
            <text:p>1, L</text:p>
          </table:table-cell>
          <table:table-cell table:number-columns-repeated="3" office:value-type="string">
            <text:p>r, S</text:p>
          </table:table-cell>
          <table:table-cell table:style-name="ce4"/>
          <table:table-cell table:number-columns-repeated="1016"/>
        </table:table-row>
        <table:table-row table:style-name="ro3">
          <table:table-cell office:value-type="string">
            <text:p>ReturnHead1.b</text:p>
          </table:table-cell>
          <table:table-cell office:value-type="string">
            <text:p>“.”,a,a,a</text:p>
          </table:table-cell>
          <table:table-cell office:value-type="string">
            <text:p>ReturnHead1.b</text:p>
          </table:table-cell>
          <table:table-cell office:value-type="string">
            <text:p>“.”, L</text:p>
          </table:table-cell>
          <table:table-cell table:number-columns-repeated="3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office:value-type="string">
            <text:p>ReturnHead1.b</text:p>
          </table:table-cell>
          <table:table-cell office:value-type="string">
            <text:p>0,a,a,a</text:p>
          </table:table-cell>
          <table:table-cell office:value-type="string">
            <text:p>CountDirection.a</text:p>
          </table:table-cell>
          <table:table-cell office:value-type="string">
            <text:p>0, R</text:p>
          </table:table-cell>
          <table:table-cell table:number-columns-repeated="3" office:value-type="string">
            <text:p>r, S</text:p>
          </table:table-cell>
          <table:table-cell table:style-name="ce3" table:number-columns-repeated="2"/>
          <table:table-cell table:number-columns-repeated="1015"/>
        </table:table-row>
        <table:table-row table:style-name="ro3">
          <table:table-cell office:value-type="string">
            <text:p>ReturnHead1.b</text:p>
          </table:table-cell>
          <table:table-cell office:value-type="string">
            <text:p>B,a,a,a</text:p>
          </table:table-cell>
          <table:table-cell office:value-type="string">
            <text:p>CountDirection.a</text:p>
          </table:table-cell>
          <table:table-cell office:value-type="string">
            <text:p>B, R</text:p>
          </table:table-cell>
          <table:table-cell table:number-columns-repeated="3" office:value-type="string">
            <text:p>r, S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8"/>
          <table:table-cell table:style-name="ce3"/>
          <table:table-cell table:number-columns-repeated="1015"/>
        </table:table-row>
        <table:table-row table:style-name="ro3">
          <table:table-cell office:value-type="string">
            <text:p>CountDirection.a</text:p>
          </table:table-cell>
          <table:table-cell office:value-type="string">
            <text:p>a, 1, a, a</text:p>
          </table:table-cell>
          <table:table-cell office:value-type="string">
            <text:p>CountDirection.b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table:number-columns-repeated="2" office:value-type="string">
            <text:p>r, S</text:p>
          </table:table-cell>
          <table:table-cell office:value-type="string">
            <text:p>R = 1 L = 11 S = 111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8"/>
          <table:table-cell table:style-name="ce3"/>
          <table:table-cell table:number-columns-repeated="1015"/>
        </table:table-row>
        <table:table-row table:style-name="ro3">
          <table:table-cell office:value-type="string">
            <text:p>CountDirection.b</text:p>
          </table:table-cell>
          <table:table-cell office:value-type="string">
            <text:p>a, 1, a, a</text:p>
          </table:table-cell>
          <table:table-cell office:value-type="string">
            <text:p>CountDirection.c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table:number-columns-repeated="2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office:value-type="string">
            <text:p>CountDirection.b</text:p>
          </table:table-cell>
          <table:table-cell office:value-type="string">
            <text:p>a, 0, a, a</text:p>
          </table:table-cell>
          <table:table-cell office:value-type="string">
            <text:p>ReturnHead2.a</text:p>
          </table:table-cell>
          <table:table-cell office:value-type="string">
            <text:p>r, S</text:p>
          </table:table-cell>
          <table:table-cell office:value-type="string">
            <text:p>0, L</text:p>
          </table:table-cell>
          <table:table-cell table:number-columns-repeated="2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office:value-type="string">
            <text:p>CountDirection.b</text:p>
          </table:table-cell>
          <table:table-cell office:value-type="string">
            <text:p>a, B, a, a</text:p>
          </table:table-cell>
          <table:table-cell office:value-type="string">
            <text:p>ReturnHead2.a</text:p>
          </table:table-cell>
          <table:table-cell office:value-type="string">
            <text:p>r, S</text:p>
          </table:table-cell>
          <table:table-cell office:value-type="string">
            <text:p>B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untDirection.c</text:p>
          </table:table-cell>
          <table:table-cell office:value-type="string">
            <text:p>a, 1, a, a</text:p>
          </table:table-cell>
          <table:table-cell office:value-type="string">
            <text:p>ReturnHead2.c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CountDirection.c</text:p>
          </table:table-cell>
          <table:table-cell office:value-type="string">
            <text:p>a, 0, a, a</text:p>
          </table:table-cell>
          <table:table-cell office:value-type="string">
            <text:p>ReturnHead2.b</text:p>
          </table:table-cell>
          <table:table-cell office:value-type="string">
            <text:p>r, L</text:p>
          </table:table-cell>
          <table:table-cell office:value-type="string">
            <text:p>0, L</text:p>
          </table:table-cell>
          <table:table-cell table:number-columns-repeated="2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office:value-type="string">
            <text:p>CountDirection.c</text:p>
          </table:table-cell>
          <table:table-cell office:value-type="string">
            <text:p>a, B, a, a</text:p>
          </table:table-cell>
          <table:table-cell office:value-type="string">
            <text:p>ReturnHead2.b</text:p>
          </table:table-cell>
          <table:table-cell office:value-type="string">
            <text:p>r, L</text:p>
          </table:table-cell>
          <table:table-cell office:value-type="string">
            <text:p>B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8"/>
          <table:table-cell table:style-name="ce3"/>
          <table:table-cell table:number-columns-repeated="1015"/>
        </table:table-row>
        <table:table-row table:style-name="ro3">
          <table:table-cell office:value-type="string">
            <text:p>ReturnHead2.a</text:p>
          </table:table-cell>
          <table:table-cell office:value-type="string">
            <text:p>a,1,a,a</text:p>
          </table:table-cell>
          <table:table-cell office:value-type="string">
            <text:p>ReturnHead2.a</text:p>
          </table:table-cell>
          <table:table-cell office:value-type="string">
            <text:p>r, S</text:p>
          </table:table-cell>
          <table:table-cell office:value-type="string">
            <text:p>1, L</text:p>
          </table:table-cell>
          <table:table-cell table:number-columns-repeated="2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office:value-type="string">
            <text:p>ReturnHead2.a</text:p>
          </table:table-cell>
          <table:table-cell office:value-type="string">
            <text:p>a,“.”,a,a</text:p>
          </table:table-cell>
          <table:table-cell office:value-type="string">
            <text:p>ReturnHead2.a</text:p>
          </table:table-cell>
          <table:table-cell office:value-type="string">
            <text:p>r, S</text:p>
          </table:table-cell>
          <table:table-cell office:value-type="string">
            <text:p>“.”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a</text:p>
          </table:table-cell>
          <table:table-cell office:value-type="string">
            <text:p>a,0,a,a</text:p>
          </table:table-cell>
          <table:table-cell office:value-type="string">
            <text:p>ReturnHead2.a</text:p>
          </table:table-cell>
          <table:table-cell office:value-type="string">
            <text:p>r, S</text:p>
          </table:table-cell>
          <table:table-cell office:value-type="string">
            <text:p>0, L</text:p>
          </table:table-cell>
          <table:table-cell table:number-columns-repeated="2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office:value-type="string">
            <text:p>ReturnHead2.a</text:p>
          </table:table-cell>
          <table:table-cell office:value-type="string">
            <text:p>a,”;”,a,a</text:p>
          </table:table-cell>
          <table:table-cell office:value-type="string">
            <text:p>ReturnHead2.a</text:p>
          </table:table-cell>
          <table:table-cell office:value-type="string">
            <text:p>r, S</text:p>
          </table:table-cell>
          <table:table-cell office:value-type="string">
            <text:p>“;”, L</text:p>
          </table:table-cell>
          <table:table-cell table:number-columns-repeated="2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office:value-type="string">
            <text:p>ReturnHead2.a</text:p>
          </table:table-cell>
          <table:table-cell office:value-type="string">
            <text:p>a,B,a,a</text:p>
          </table:table-cell>
          <table:table-cell office:value-type="string">
            <text:p>MoveHead1Right</text:p>
          </table:table-cell>
          <table:table-cell office:value-type="string">
            <text:p>r, S</text:p>
          </table:table-cell>
          <table:table-cell office:value-type="string">
            <text:p>B, S</text:p>
          </table:table-cell>
          <table:table-cell table:number-columns-repeated="2" office:value-type="string">
            <text:p>r, S</text:p>
          </table:table-cell>
          <table:table-cell/>
          <table:table-cell table:style-name="ce3"/>
          <table:table-cell table:number-columns-repeated="1015"/>
        </table:table-row>
        <table:table-row table:style-name="ro3">
          <table:table-cell table:number-columns-repeated="8"/>
          <table:table-cell table:style-name="ce3"/>
          <table:table-cell table:number-columns-repeated="1015"/>
        </table:table-row>
        <table:table-row table:style-name="ro3">
          <table:table-cell office:value-type="string">
            <text:p>ReturnHead2.b</text:p>
          </table:table-cell>
          <table:table-cell office:value-type="string">
            <text:p>a,1,a,a</text:p>
          </table:table-cell>
          <table:table-cell office:value-type="string">
            <text:p>ReturnHead2.b</text:p>
          </table:table-cell>
          <table:table-cell office:value-type="string">
            <text:p>r, S</text:p>
          </table:table-cell>
          <table:table-cell office:value-type="string">
            <text:p>1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b</text:p>
          </table:table-cell>
          <table:table-cell office:value-type="string">
            <text:p>a,“.”,a,a</text:p>
          </table:table-cell>
          <table:table-cell office:value-type="string">
            <text:p>ReturnHead2.b</text:p>
          </table:table-cell>
          <table:table-cell office:value-type="string">
            <text:p>r, S</text:p>
          </table:table-cell>
          <table:table-cell office:value-type="string">
            <text:p>“.”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b</text:p>
          </table:table-cell>
          <table:table-cell office:value-type="string">
            <text:p>a,0,a,a</text:p>
          </table:table-cell>
          <table:table-cell office:value-type="string">
            <text:p>ReturnHead2.b</text:p>
          </table:table-cell>
          <table:table-cell office:value-type="string">
            <text:p>r, S</text:p>
          </table:table-cell>
          <table:table-cell office:value-type="string">
            <text:p>0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b</text:p>
          </table:table-cell>
          <table:table-cell office:value-type="string">
            <text:p>a,”;”,a,a</text:p>
          </table:table-cell>
          <table:table-cell office:value-type="string">
            <text:p>ReturnHead2.b</text:p>
          </table:table-cell>
          <table:table-cell office:value-type="string">
            <text:p>r, S</text:p>
          </table:table-cell>
          <table:table-cell office:value-type="string">
            <text:p>“;”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b</text:p>
          </table:table-cell>
          <table:table-cell office:value-type="string">
            <text:p>B,B,a,a</text:p>
          </table:table-cell>
          <table:table-cell office:value-type="string">
            <text:p>MoveHead1Left.a</text:p>
          </table:table-cell>
          <table:table-cell table:number-columns-repeated="2" office:value-type="string">
            <text:p>B, S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b</text:p>
          </table:table-cell>
          <table:table-cell office:value-type="string">
            <text:p>1,B,a,a</text:p>
          </table:table-cell>
          <table:table-cell office:value-type="string">
            <text:p>MoveHead1Left.a</text:p>
          </table:table-cell>
          <table:table-cell office:value-type="string">
            <text:p>1, L</text:p>
          </table:table-cell>
          <table:table-cell office:value-type="string">
            <text:p>B, S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b</text:p>
          </table:table-cell>
          <table:table-cell office:value-type="string">
            <text:p>0,B,a,a</text:p>
          </table:table-cell>
          <table:table-cell office:value-type="string">
            <text:p>MoveHead1Left.a</text:p>
          </table:table-cell>
          <table:table-cell office:value-type="string">
            <text:p>0, L</text:p>
          </table:table-cell>
          <table:table-cell office:value-type="string">
            <text:p>B, S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b</text:p>
          </table:table-cell>
          <table:table-cell office:value-type="string">
            <text:p>“.”,B,a,a</text:p>
          </table:table-cell>
          <table:table-cell office:value-type="string">
            <text:p>MoveHead1Left.a</text:p>
          </table:table-cell>
          <table:table-cell office:value-type="string">
            <text:p>“.”, L</text:p>
          </table:table-cell>
          <table:table-cell office:value-type="string">
            <text:p>B, S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turnHead2.c</text:p>
          </table:table-cell>
          <table:table-cell office:value-type="string">
            <text:p>a,1,a,a</text:p>
          </table:table-cell>
          <table:table-cell office:value-type="string">
            <text:p>ReturnHead2.c</text:p>
          </table:table-cell>
          <table:table-cell office:value-type="string">
            <text:p>r, S</text:p>
          </table:table-cell>
          <table:table-cell office:value-type="string">
            <text:p>1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c</text:p>
          </table:table-cell>
          <table:table-cell office:value-type="string">
            <text:p>a,“.”,a,a</text:p>
          </table:table-cell>
          <table:table-cell office:value-type="string">
            <text:p>ReturnHead2.c</text:p>
          </table:table-cell>
          <table:table-cell office:value-type="string">
            <text:p>r, S</text:p>
          </table:table-cell>
          <table:table-cell office:value-type="string">
            <text:p>“.”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c</text:p>
          </table:table-cell>
          <table:table-cell office:value-type="string">
            <text:p>a,0,a,a</text:p>
          </table:table-cell>
          <table:table-cell office:value-type="string">
            <text:p>ReturnHead2.c</text:p>
          </table:table-cell>
          <table:table-cell office:value-type="string">
            <text:p>r, S</text:p>
          </table:table-cell>
          <table:table-cell office:value-type="string">
            <text:p>0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c</text:p>
          </table:table-cell>
          <table:table-cell office:value-type="string">
            <text:p>a,”;”,a,a</text:p>
          </table:table-cell>
          <table:table-cell office:value-type="string">
            <text:p>ReturnHead2.c</text:p>
          </table:table-cell>
          <table:table-cell office:value-type="string">
            <text:p>r, S</text:p>
          </table:table-cell>
          <table:table-cell office:value-type="string">
            <text:p>“;”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c</text:p>
          </table:table-cell>
          <table:table-cell office:value-type="string">
            <text:p>a,B,a,a</text:p>
          </table:table-cell>
          <table:table-cell office:value-type="string">
            <text:p>Copy1TO4.b</text:p>
          </table:table-cell>
          <table:table-cell office:value-type="string">
            <text:p>r, S</text:p>
          </table:table-cell>
          <table:table-cell office:value-type="string">
            <text:p>B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eHead1Left.a</text:p>
          </table:table-cell>
          <table:table-cell office:value-type="string">
            <text:p>1,a,a,a</text:p>
          </table:table-cell>
          <table:table-cell office:value-type="string">
            <text:p>MoveHead1Left.b</text:p>
          </table:table-cell>
          <table:table-cell office:value-type="string">
            <text:p>1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MoveHead1Left.a</text:p>
          </table:table-cell>
          <table:table-cell office:value-type="string">
            <text:p>“.”,a,a,a</text:p>
          </table:table-cell>
          <table:table-cell office:value-type="string">
            <text:p>MoveHead1Left.b</text:p>
          </table:table-cell>
          <table:table-cell office:value-type="string">
            <text:p>“.”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MoveHead1Left.a</text:p>
          </table:table-cell>
          <table:table-cell office:value-type="string">
            <text:p>B,a,a,a</text:p>
          </table:table-cell>
          <table:table-cell office:value-type="string">
            <text:p>WriteBlankLeft</text:p>
          </table:table-cell>
          <table:table-cell office:value-type="string">
            <text:p>0, L</text:p>
          </table:table-cell>
          <table:table-cell office:value-type="string">
            <text:p>B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eHead1Left.b</text:p>
          </table:table-cell>
          <table:table-cell office:value-type="string">
            <text:p>1,a,a,a</text:p>
          </table:table-cell>
          <table:table-cell office:value-type="string">
            <text:p>MoveHead1Left.b</text:p>
          </table:table-cell>
          <table:table-cell office:value-type="string">
            <text:p>1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MoveHead1Left.b</text:p>
          </table:table-cell>
          <table:table-cell office:value-type="string">
            <text:p>“.”,a,a,a</text:p>
          </table:table-cell>
          <table:table-cell office:value-type="string">
            <text:p>MoveHead1Left.b</text:p>
          </table:table-cell>
          <table:table-cell office:value-type="string">
            <text:p>“.”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MoveHead1Left.b</text:p>
          </table:table-cell>
          <table:table-cell office:value-type="string">
            <text:p>0,a,a,a</text:p>
          </table:table-cell>
          <table:table-cell office:value-type="string">
            <text:p>Copy1TO4.b</text:p>
          </table:table-cell>
          <table:table-cell office:value-type="string">
            <text:p>0, R</text:p>
          </table:table-cell>
          <table:table-cell office:value-type="string">
            <text:p>B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MoveHead1Left.b</text:p>
          </table:table-cell>
          <table:table-cell office:value-type="string">
            <text:p>B,a,a,a</text:p>
          </table:table-cell>
          <table:table-cell office:value-type="string">
            <text:p>Copy1TO4.b</text:p>
          </table:table-cell>
          <table:table-cell table:number-columns-repeated="2" office:value-type="string">
            <text:p>B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eHead1Right</text:p>
          </table:table-cell>
          <table:table-cell office:value-type="string">
            <text:p>1,a,a,a</text:p>
          </table:table-cell>
          <table:table-cell office:value-type="string">
            <text:p>MoveHead1Right</text:p>
          </table:table-cell>
          <table:table-cell office:value-type="string">
            <text:p>1, R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MoveHead1Right</text:p>
          </table:table-cell>
          <table:table-cell office:value-type="string">
            <text:p>“.”,a,a,a</text:p>
          </table:table-cell>
          <table:table-cell office:value-type="string">
            <text:p>MoveHead1Right</text:p>
          </table:table-cell>
          <table:table-cell office:value-type="string">
            <text:p>“.”, R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MoveHead1Right</text:p>
          </table:table-cell>
          <table:table-cell office:value-type="string">
            <text:p>0,a,a,a</text:p>
          </table:table-cell>
          <table:table-cell office:value-type="string">
            <text:p>Copy1TO4.b</text:p>
          </table:table-cell>
          <table:table-cell office:value-type="string">
            <text:p>0, R</text:p>
          </table:table-cell>
          <table:table-cell office:value-type="string">
            <text:p>B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MoveHead1Right</text:p>
          </table:table-cell>
          <table:table-cell office:value-type="string">
            <text:p>B,B,a,a</text:p>
          </table:table-cell>
          <table:table-cell office:value-type="string">
            <text:p>SetTape2Blank</text:p>
          </table:table-cell>
          <table:table-cell office:value-type="string">
            <text:p>0, R</text:p>
          </table:table-cell>
          <table:table-cell office:value-type="string">
            <text:p>B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py1TO4.b</text:p>
          </table:table-cell>
          <table:table-cell office:value-type="string">
            <text:p>1,a,a,a</text:p>
          </table:table-cell>
          <table:table-cell office:value-type="string">
            <text:p>Copy1TO4.b</text:p>
          </table:table-cell>
          <table:table-cell office:value-type="string">
            <text:p>1, R</text:p>
          </table:table-cell>
          <table:table-cell table:number-columns-repeated="2" office:value-type="string">
            <text:p>r, S</text:p>
          </table:table-cell>
          <table:table-cell office:value-type="string">
            <text:p>1, R</text:p>
          </table:table-cell>
          <table:table-cell table:number-columns-repeated="1017"/>
        </table:table-row>
        <table:table-row table:style-name="ro3">
          <table:table-cell office:value-type="string">
            <text:p>Copy1TO4.b</text:p>
          </table:table-cell>
          <table:table-cell office:value-type="string">
            <text:p>“.”,a,a,a</text:p>
          </table:table-cell>
          <table:table-cell office:value-type="string">
            <text:p>Copy1TO4.b</text:p>
          </table:table-cell>
          <table:table-cell office:value-type="string">
            <text:p>“.”, R</text:p>
          </table:table-cell>
          <table:table-cell table:number-columns-repeated="2" office:value-type="string">
            <text:p>r, S</text:p>
          </table:table-cell>
          <table:table-cell office:value-type="string">
            <text:p>“.”, R</text:p>
          </table:table-cell>
          <table:table-cell table:number-columns-repeated="1017"/>
        </table:table-row>
        <table:table-row table:style-name="ro3">
          <table:table-cell office:value-type="string">
            <text:p>Copy1TO4.b</text:p>
          </table:table-cell>
          <table:table-cell office:value-type="string">
            <text:p>0,a,a,a</text:p>
          </table:table-cell>
          <table:table-cell office:value-type="string">
            <text:p>ReturnHead1.d</text:p>
          </table:table-cell>
          <table:table-cell office:value-type="string">
            <text:p>0, L</text:p>
          </table:table-cell>
          <table:table-cell table:number-columns-repeated="2" office:value-type="string">
            <text:p>r, S</text:p>
          </table:table-cell>
          <table:table-cell office:value-type="string">
            <text:p>B, L</text:p>
          </table:table-cell>
          <table:table-cell table:number-columns-repeated="1017"/>
        </table:table-row>
        <table:table-row table:style-name="ro3">
          <table:table-cell office:value-type="string">
            <text:p>Copy1TO4.b</text:p>
          </table:table-cell>
          <table:table-cell office:value-type="string">
            <text:p>B,a,a,a</text:p>
          </table:table-cell>
          <table:table-cell office:value-type="string">
            <text:p>ReturnHead1.d</text:p>
          </table:table-cell>
          <table:table-cell office:value-type="string">
            <text:p>B, L</text:p>
          </table:table-cell>
          <table:table-cell table:number-columns-repeated="2" office:value-type="string">
            <text:p>r, S</text:p>
          </table:table-cell>
          <table:table-cell office:value-type="string">
            <text:p>B, L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turnHead1.d</text:p>
          </table:table-cell>
          <table:table-cell office:value-type="string">
            <text:p>1,a,a,a</text:p>
          </table:table-cell>
          <table:table-cell office:value-type="string">
            <text:p>ReturnHead1.d</text:p>
          </table:table-cell>
          <table:table-cell office:value-type="string">
            <text:p>1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1.d</text:p>
          </table:table-cell>
          <table:table-cell office:value-type="string">
            <text:p>“.”,a,a,a</text:p>
          </table:table-cell>
          <table:table-cell office:value-type="string">
            <text:p>ReturnHead1.d</text:p>
          </table:table-cell>
          <table:table-cell office:value-type="string">
            <text:p>“.”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1.d</text:p>
          </table:table-cell>
          <table:table-cell office:value-type="string">
            <text:p>0,a,a,a</text:p>
          </table:table-cell>
          <table:table-cell office:value-type="string">
            <text:p>ReturnHead4.c</text:p>
          </table:table-cell>
          <table:table-cell office:value-type="string">
            <text:p>0, R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1.d</text:p>
          </table:table-cell>
          <table:table-cell office:value-type="string">
            <text:p>B,a,a,a</text:p>
          </table:table-cell>
          <table:table-cell office:value-type="string">
            <text:p>ReturnHead4.c</text:p>
          </table:table-cell>
          <table:table-cell office:value-type="string">
            <text:p>B, R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turnHead4.c</text:p>
          </table:table-cell>
          <table:table-cell office:value-type="string">
            <text:p>a,a,a,1</text:p>
          </table:table-cell>
          <table:table-cell office:value-type="string">
            <text:p>ReturnHead4.c</text:p>
          </table:table-cell>
          <table:table-cell table:number-columns-repeated="3" office:value-type="string">
            <text:p>r, S</text:p>
          </table:table-cell>
          <table:table-cell office:value-type="string">
            <text:p>1, L</text:p>
          </table:table-cell>
          <table:table-cell table:number-columns-repeated="1017"/>
        </table:table-row>
        <table:table-row table:style-name="ro3">
          <table:table-cell office:value-type="string">
            <text:p>ReturnHead4.c</text:p>
          </table:table-cell>
          <table:table-cell office:value-type="string">
            <text:p>a,a,a,“.”</text:p>
          </table:table-cell>
          <table:table-cell office:value-type="string">
            <text:p>ReturnHead4.c</text:p>
          </table:table-cell>
          <table:table-cell table:number-columns-repeated="3" office:value-type="string">
            <text:p>r, S</text:p>
          </table:table-cell>
          <table:table-cell office:value-type="string">
            <text:p>“.”, L</text:p>
          </table:table-cell>
          <table:table-cell table:number-columns-repeated="1017"/>
        </table:table-row>
        <table:table-row table:style-name="ro3">
          <table:table-cell office:value-type="string">
            <text:p>ReturnHead4.c</text:p>
          </table:table-cell>
          <table:table-cell office:value-type="string">
            <text:p>a,a,a,0</text:p>
          </table:table-cell>
          <table:table-cell office:value-type="string">
            <text:p>ReturnHead4.c</text:p>
          </table:table-cell>
          <table:table-cell table:number-columns-repeated="3" office:value-type="string">
            <text:p>r, S</text:p>
          </table:table-cell>
          <table:table-cell office:value-type="string">
            <text:p>0, L</text:p>
          </table:table-cell>
          <table:table-cell table:number-columns-repeated="1017"/>
        </table:table-row>
        <table:table-row table:style-name="ro3">
          <table:table-cell office:value-type="string">
            <text:p>ReturnHead4.c</text:p>
          </table:table-cell>
          <table:table-cell office:value-type="string">
            <text:p>a,a,a,”;”</text:p>
          </table:table-cell>
          <table:table-cell office:value-type="string">
            <text:p>ReturnHead4.c</text:p>
          </table:table-cell>
          <table:table-cell table:number-columns-repeated="3" office:value-type="string">
            <text:p>r, S</text:p>
          </table:table-cell>
          <table:table-cell office:value-type="string">
            <text:p>“;”, L</text:p>
          </table:table-cell>
          <table:table-cell table:number-columns-repeated="1017"/>
        </table:table-row>
        <table:table-row table:style-name="ro3">
          <table:table-cell office:value-type="string">
            <text:p>ReturnHead4.c</text:p>
          </table:table-cell>
          <table:table-cell office:value-type="string">
            <text:p>a,a,a,B</text:p>
          </table:table-cell>
          <table:table-cell office:value-type="string">
            <text:p>FindTransition.a</text:p>
          </table:table-cell>
          <table:table-cell table:number-columns-repeated="3" office:value-type="string">
            <text:p>r, S</text:p>
          </table:table-cell>
          <table:table-cell office:value-type="string">
            <text:p>B, R</text:p>
          </table:table-cell>
          <table:table-cell office:value-type="string">
            <text:p>← BACK TO LOOP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WriteBlankLeft</text:p>
          </table:table-cell>
          <table:table-cell office:value-type="string">
            <text:p>a,1,a,a</text:p>
          </table:table-cell>
          <table:table-cell office:value-type="string">
            <text:p>WriteBlankLeft</text:p>
          </table:table-cell>
          <table:table-cell table:number-columns-repeated="2" office:value-type="string">
            <text:p>1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WriteBlankLeft</text:p>
          </table:table-cell>
          <table:table-cell office:value-type="string">
            <text:p>a,”.”,a,a</text:p>
          </table:table-cell>
          <table:table-cell office:value-type="string">
            <text:p>WriteBlankLeft</text:p>
          </table:table-cell>
          <table:table-cell table:number-columns-repeated="2" office:value-type="string">
            <text:p>“.”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WriteBlankLeft</text:p>
          </table:table-cell>
          <table:table-cell office:value-type="string">
            <text:p>B,B,a,a</text:p>
          </table:table-cell>
          <table:table-cell office:value-type="string">
            <text:p>ReturnHead2.d</text:p>
          </table:table-cell>
          <table:table-cell table:style-name="ce5" office:value-type="string">
            <text:p>B, R</text:p>
          </table:table-cell>
          <table:table-cell office:value-type="string">
            <text:p>B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turnHead2.d</text:p>
          </table:table-cell>
          <table:table-cell office:value-type="string">
            <text:p>a,1,a,a</text:p>
          </table:table-cell>
          <table:table-cell office:value-type="string">
            <text:p>ReturnHead2.d</text:p>
          </table:table-cell>
          <table:table-cell office:value-type="string">
            <text:p>r, S</text:p>
          </table:table-cell>
          <table:table-cell office:value-type="string">
            <text:p>1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d</text:p>
          </table:table-cell>
          <table:table-cell office:value-type="string">
            <text:p>a,”.”,a,a</text:p>
          </table:table-cell>
          <table:table-cell office:value-type="string">
            <text:p>ReturnHead2.d</text:p>
          </table:table-cell>
          <table:table-cell office:value-type="string">
            <text:p>r, S</text:p>
          </table:table-cell>
          <table:table-cell office:value-type="string">
            <text:p>“.”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2.d</text:p>
          </table:table-cell>
          <table:table-cell office:value-type="string">
            <text:p>a,B,a,a</text:p>
          </table:table-cell>
          <table:table-cell office:value-type="string">
            <text:p>Copy1TO4.b</text:p>
          </table:table-cell>
          <table:table-cell office:value-type="string">
            <text:p>r, S</text:p>
          </table:table-cell>
          <table:table-cell office:value-type="string">
            <text:p>B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etTape2Blank</text:p>
          </table:table-cell>
          <table:table-cell office:value-type="string">
            <text:p>a,1,a,a</text:p>
          </table:table-cell>
          <table:table-cell office:value-type="string">
            <text:p>SetTape2Blank</text:p>
          </table:table-cell>
          <table:table-cell office:value-type="string">
            <text:p>r, S</text:p>
          </table:table-cell>
          <table:table-cell office:value-type="string">
            <text:p>1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SetTape2Blank</text:p>
          </table:table-cell>
          <table:table-cell office:value-type="string">
            <text:p>a,”.”,a,a</text:p>
          </table:table-cell>
          <table:table-cell office:value-type="string">
            <text:p>SetTape2Blank</text:p>
          </table:table-cell>
          <table:table-cell office:value-type="string">
            <text:p>r, S</text:p>
          </table:table-cell>
          <table:table-cell office:value-type="string">
            <text:p>“.”, L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SetTape2Blank</text:p>
          </table:table-cell>
          <table:table-cell office:value-type="string">
            <text:p>a,B,a,a</text:p>
          </table:table-cell>
          <table:table-cell office:value-type="string">
            <text:p>WriteBlankRight</text:p>
          </table:table-cell>
          <table:table-cell office:value-type="string">
            <text:p>r, S</text:p>
          </table:table-cell>
          <table:table-cell office:value-type="string">
            <text:p>B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WriteBlankRight</text:p>
          </table:table-cell>
          <table:table-cell office:value-type="string">
            <text:p>B,1,a,a</text:p>
          </table:table-cell>
          <table:table-cell office:value-type="string">
            <text:p>WriteBlankRight</text:p>
          </table:table-cell>
          <table:table-cell table:number-columns-repeated="2" office:value-type="string">
            <text:p>1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WriteBlankRight</text:p>
          </table:table-cell>
          <table:table-cell office:value-type="string">
            <text:p>B,”.”,a,a</text:p>
          </table:table-cell>
          <table:table-cell office:value-type="string">
            <text:p>WriteBlankRight</text:p>
          </table:table-cell>
          <table:table-cell table:number-columns-repeated="2" office:value-type="string">
            <text:p>“.”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WriteBlankRight</text:p>
          </table:table-cell>
          <table:table-cell office:value-type="string">
            <text:p>B,B,a,a</text:p>
          </table:table-cell>
          <table:table-cell office:value-type="string">
            <text:p>ReturnHead1.c</text:p>
          </table:table-cell>
          <table:table-cell office:value-type="string">
            <text:p>B, L</text:p>
          </table:table-cell>
          <table:table-cell office:value-type="string">
            <text:p>B, R</text:p>
          </table:table-cell>
          <table:table-cell table:number-columns-repeated="2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turnHead1.c</text:p>
          </table:table-cell>
          <table:table-cell office:value-type="string">
            <text:p>1,a,a,a</text:p>
          </table:table-cell>
          <table:table-cell office:value-type="string">
            <text:p>ReturnHead1.c</text:p>
          </table:table-cell>
          <table:table-cell office:value-type="string">
            <text:p>1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1.c</text:p>
          </table:table-cell>
          <table:table-cell office:value-type="string">
            <text:p>“.”,a,a,a</text:p>
          </table:table-cell>
          <table:table-cell office:value-type="string">
            <text:p>ReturnHead1.c</text:p>
          </table:table-cell>
          <table:table-cell office:value-type="string">
            <text:p>“.”, L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office:value-type="string">
            <text:p>ReturnHead1.c</text:p>
          </table:table-cell>
          <table:table-cell office:value-type="string">
            <text:p>0,a,a,a</text:p>
          </table:table-cell>
          <table:table-cell office:value-type="string">
            <text:p>Copy1TO4.b</text:p>
          </table:table-cell>
          <table:table-cell office:value-type="string">
            <text:p>0, R</text:p>
          </table:table-cell>
          <table:table-cell table:number-columns-repeated="3" office:value-type="string">
            <text:p>r, 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TransFound</text:p>
          </table:table-cell>
          <table:table-cell table:number-columns-repeated="6"/>
          <table:table-cell office:value-type="string">
            <text:p>← END</text:p>
          </table:table-cell>
          <table:table-cell table:number-columns-repeated="1016"/>
        </table:table-row>
        <table:table-row table:style-name="ro3" table:number-rows-repeated="10483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01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6:29:25.88</meta:creation-date>
    <meta:generator>OpenOffice/4.1.1$Win32 OpenOffice.org_project/411m6$Build-9775</meta:generator>
    <dc:date>2015-01-23T01:21:00.03</dc:date>
    <meta:editing-duration>P2DT8H33M8S</meta:editing-duration>
    <meta:editing-cycles>103</meta:editing-cycles>
    <meta:document-statistic meta:table-count="3" meta:cell-count="931" meta:object-count="0"/>
  </office:meta>
</office:document-meta>
</file>